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4" style:family="paragraph">
      <style:paragraph-properties fo:line-height="104%"/>
    </style:style>
    <style:style style:name="P3" style:parent-style-name="Normal" style:list-style-name="LFO4" style:family="paragraph">
      <style:paragraph-properties fo:line-height="104%"/>
    </style:style>
    <style:style style:name="P4" style:parent-style-name="Normal" style:list-style-name="LFO4" style:family="paragraph"/>
    <style:style style:name="P5" style:parent-style-name="Normal" style:list-style-name="LFO4" style:family="paragraph"/>
    <style:style style:name="P6" style:parent-style-name="Normal" style:list-style-name="LFO4" style:family="paragraph">
      <style:paragraph-properties fo:line-height="104%"/>
    </style:style>
    <style:style style:name="P7" style:parent-style-name="Normal" style:list-style-name="LFO4" style:family="paragraph"/>
    <style:style style:name="P8" style:parent-style-name="Normal" style:list-style-name="LFO5" style:family="paragraph"/>
    <style:style style:name="P9" style:parent-style-name="Normal" style:list-style-name="LFO5" style:family="paragraph"/>
    <style:style style:name="P10" style:parent-style-name="Normal" style:list-style-name="LFO5" style:family="paragraph"/>
    <style:style style:name="P11" style:parent-style-name="Normal" style:list-style-name="LFO5" style:family="paragraph"/>
    <style:style style:name="P12" style:parent-style-name="Normal" style:list-style-name="LFO5" style:family="paragraph"/>
    <style:style style:name="P13" style:parent-style-name="Normal" style:list-style-name="LFO5" style:family="paragraph"/>
    <style:style style:name="P14" style:parent-style-name="Normal" style:list-style-name="LFO5" style:family="paragraph"/>
    <style:style style:name="P15" style:parent-style-name="Normal" style:list-style-name="LFO5" style:family="paragraph"/>
    <style:style style:name="P16" style:parent-style-name="Normal" style:list-style-name="LFO6" style:family="paragraph"/>
    <style:style style:name="P17" style:parent-style-name="Normal" style:list-style-name="LFO6" style:family="paragraph"/>
    <style:style style:name="P18" style:parent-style-name="Normal" style:list-style-name="LFO6" style:family="paragraph"/>
    <style:style style:name="P19" style:parent-style-name="Normal" style:list-style-name="LFO7" style:family="paragraph"/>
    <style:style style:name="P20" style:parent-style-name="Normal" style:list-style-name="LFO7" style:family="paragraph"/>
    <style:style style:name="P21" style:parent-style-name="Normal" style:list-style-name="LFO7" style:family="paragraph"/>
    <style:style style:name="P22" style:parent-style-name="Normal" style:list-style-name="LFO8" style:family="paragraph"/>
    <style:style style:name="P23" style:parent-style-name="Normal" style:list-style-name="LFO8" style:family="paragraph"/>
    <style:style style:name="P24" style:parent-style-name="Normal" style:list-style-name="LFO9" style:family="paragraph"/>
    <style:style style:name="T2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7" style:parent-style-name="Normal" style:list-style-name="LFO9" style:family="paragraph"/>
    <style:style style:name="T2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9" style:parent-style-name="Normal" style:list-style-name="LFO9" style:family="paragraph"/>
    <style:style style:name="T3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1" style:parent-style-name="Normal" style:list-style-name="LFO9" style:family="paragraph"/>
    <style:style style:name="T3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3" style:parent-style-name="Normal" style:list-style-name="LFO9" style:family="paragraph"/>
    <style:style style:name="T3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5" style:parent-style-name="Normal" style:list-style-name="LFO10" style:family="paragraph"/>
    <style:style style:name="P36" style:parent-style-name="Normal" style:list-style-name="LFO10" style:family="paragraph"/>
    <style:style style:name="P37" style:parent-style-name="ListParagraph" style:list-style-name="LFO2" style:family="paragraph"/>
    <style:style style:name="P38" style:parent-style-name="Normal" style:family="paragraph">
      <style:paragraph-properties fo:text-indent="0.5in"/>
    </style:style>
    <style:style style:name="P39" style:parent-style-name="Normal" style:family="paragraph">
      <style:paragraph-properties fo:margin-left="0.5in">
        <style:tab-stops/>
      </style:paragraph-properties>
    </style:style>
    <style:style style:name="P40" style:parent-style-name="Normal" style:family="paragraph">
      <style:paragraph-properties fo:text-indent="0.5in"/>
    </style:style>
    <style:style style:name="P41" style:parent-style-name="Normal" style:family="paragraph">
      <style:paragraph-properties fo:text-indent="0.5in"/>
    </style:style>
    <style:style style:name="P42" style:parent-style-name="ListParagraph" style:list-style-name="LFO2" style:family="paragraph"/>
    <style:style style:name="P43" style:parent-style-name="Normal" style:family="paragraph">
      <style:paragraph-properties fo:text-indent="0.5in"/>
    </style:style>
    <style:style style:name="P44" style:parent-style-name="Normal" style:family="paragraph">
      <style:paragraph-properties fo:text-indent="0.5in"/>
    </style:style>
    <style:style style:name="P45" style:parent-style-name="Normal" style:family="paragraph">
      <style:paragraph-properties fo:text-indent="0.5in"/>
    </style:style>
    <style:style style:name="P46" style:parent-style-name="Normal" style:family="paragraph">
      <style:paragraph-properties fo:text-indent="0.5in"/>
    </style:style>
    <style:style style:name="P47" style:parent-style-name="ListParagraph" style:list-style-name="LFO2" style:family="paragraph"/>
    <style:style style:name="P48" style:parent-style-name="Normal" style:family="paragraph">
      <style:paragraph-properties fo:text-indent="0.5in"/>
    </style:style>
    <style:style style:name="P49" style:parent-style-name="Normal" style:family="paragraph">
      <style:paragraph-properties fo:margin-left="0.5in">
        <style:tab-stops/>
      </style:paragraph-properties>
    </style:style>
    <style:style style:name="P50" style:parent-style-name="Normal" style:family="paragraph">
      <style:paragraph-properties fo:margin-left="0.5in">
        <style:tab-stops/>
      </style:paragraph-properties>
    </style:style>
    <style:style style:name="P51" style:parent-style-name="ListParagraph" style:list-style-name="LFO2" style:family="paragraph"/>
    <style:style style:name="P52" style:parent-style-name="Normal" style:family="paragraph">
      <style:paragraph-properties fo:text-indent="0.5in"/>
    </style:style>
    <style:style style:name="P53" style:parent-style-name="Normal" style:family="paragraph">
      <style:paragraph-properties fo:margin-left="0.5in">
        <style:tab-stops/>
      </style:paragraph-properties>
    </style:style>
    <style:style style:name="P54" style:parent-style-name="Normal" style:family="paragraph">
      <style:paragraph-properties fo:text-indent="0.5in"/>
    </style:style>
    <style:style style:name="P55" style:parent-style-name="ListParagraph" style:list-style-name="LFO2" style:family="paragraph"/>
    <style:style style:name="P56" style:parent-style-name="Normal" style:family="paragraph">
      <style:paragraph-properties fo:text-indent="0.5in"/>
    </style:style>
    <style:style style:name="P57" style:parent-style-name="Normal" style:family="paragraph">
      <style:paragraph-properties fo:text-indent="0.5in"/>
    </style:style>
    <style:style style:name="P58" style:parent-style-name="Normal" style:family="paragraph">
      <style:paragraph-properties fo:text-indent="0.5in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Scope</text:p>
      <text:p text:style-name="Normal">1. Introduction</text:p>
      <text:p text:style-name="Normal">Project Name: Chatbot for a finance company<text:line-break/></text:p>
      <text:p text:style-name="Normal">2. Project Overview</text:p>
      <text:p text:style-name="Normal">The company want a MVP (Minimum Viable Project) of an AI powered chatbot so that it reduces workload and enhances customer service.</text:p>
      <text:p text:style-name="Normal"/>
      <text:p text:style-name="Normal">3. Project Objectives</text:p>
      <text:list text:style-name="LFO4" text:continue-numbering="true">
        <text:list-item>
          <text:p text:style-name="P2">Develop a basic chatbot capable of handling common customer inquiries.</text:p>
        </text:list-item>
        <text:list-item>
          <text:p text:style-name="P3">Provide basic financial advice functionalities.</text:p>
        </text:list-item>
        <text:list-item>
          <text:p text:style-name="P4">Reduced workload for employees in the company.</text:p>
        </text:list-item>
        <text:list-item>
          <text:p text:style-name="P5">Enhanced<text:s/>customer service with the chatbot’s help.</text:p>
        </text:list-item>
        <text:list-item>
          <text:p text:style-name="P6">Deploy the chatbot on a cloud service provider for reliability and scalability.</text:p>
        </text:list-item>
        <text:list-item>
          <text:p text:style-name="P7">Customer’s data security and privacy compliance.<text:s/></text:p>
        </text:list-item>
      </text:list>
      <text:p text:style-name="Normal">4. Deliverables</text:p>
      <text:list text:style-name="LFO5" text:continue-numbering="true">
        <text:list-item>
          <text:p text:style-name="P8">Detailed project plan and requirements document.</text:p>
        </text:list-item>
        <text:list-item>
          <text:p text:style-name="P9">Chatbot conversation flow and integration design.</text:p>
        </text:list-item>
        <text:list-item>
          <text:p text:style-name="P10">Integration with simple financial databases and APIs for real-time information.</text:p>
        </text:list-item>
        <text:list-item>
          <text:p text:style-name="P11">Cloud service that successfully stores the chats and is used to improve the customers’ chatbot experience.</text:p>
        </text:list-item>
        <text:list-item>
          <text:p text:style-name="P12">Developed and tested AI-powered financial chatbot (MVP).</text:p>
        </text:list-item>
        <text:list-item>
          <text:p text:style-name="P13">Deployment and CI/CD pipelines.</text:p>
        </text:list-item>
        <text:list-item>
          <text:p text:style-name="P14">Basic user documentation and training materials.</text:p>
        </text:list-item>
        <text:list-item>
          <text:p text:style-name="P15">Final project report and closure document.</text:p>
        </text:list-item>
      </text:list>
      <text:p text:style-name="Normal"/>
      <text:p text:style-name="Normal">5. Project Constraints</text:p>
      <text:list text:style-name="LFO6" text:continue-numbering="true">
        <text:list-item>
          <text:p text:style-name="P16">Timeline: 2 weeks</text:p>
        </text:list-item>
        <text:list-item>
          <text:p text:style-name="P17">Must ensure data security and privacy compliance</text:p>
        </text:list-item>
        <text:list-item>
          <text:p text:style-name="P18">Lack of testing<text:s/>process experience?</text:p>
        </text:list-item>
      </text:list>
      <text:p text:style-name="Normal"/>
      <text:p text:style-name="Normal">6. Out of Scope</text:p>
      <text:soft-page-break/>
      <text:list text:style-name="LFO7" text:continue-numbering="true">
        <text:list-item>
          <text:p text:style-name="P19">Advanced financial advisory services.</text:p>
        </text:list-item>
        <text:list-item>
          <text:p text:style-name="P20">Integration with complex third-party systems.</text:p>
        </text:list-item>
        <text:list-item>
          <text:p text:style-name="P21">Development of a mobile application.</text:p>
        </text:list-item>
      </text:list>
      <text:p text:style-name="Normal"/>
      <text:p text:style-name="Normal">7. Key Stakeholders</text:p>
      <text:list text:style-name="LFO8" text:continue-numbering="true">
        <text:list-item>
          <text:p text:style-name="P22">Tommy Mitchell</text:p>
        </text:list-item>
        <text:list-item>
          <text:p text:style-name="P23">Clients on site (tbc)</text:p>
        </text:list-item>
      </text:list>
      <text:p text:style-name="Normal">8. Milestones</text:p>
      <text:list text:style-name="LFO9" text:continue-numbering="true">
        <text:list-item>
          <text:p text:style-name="P24"><text:span text:style-name="T25">Initiation and<text:s/></text:span><text:span text:style-name="T26">planning (24/09-25/09):</text:span><text:s/>project kick off meeting, requirement gathering, project scope design, project plan development, distribution of responsibilities, API tools analysis.</text:p>
        </text:list-item>
        <text:list-item>
          <text:p text:style-name="P27"><text:span text:style-name="T28">Design (26/09- 27/09)</text:span>: <text:s/></text:p>
        </text:list-item>
        <text:list-item>
          <text:p text:style-name="P29"><text:span text:style-name="T30">Development (27/09-01/10)</text:span>:</text:p>
        </text:list-item>
        <text:list-item>
          <text:p text:style-name="P31"><text:span text:style-name="T32">Testing (02/10):</text:span></text:p>
        </text:list-item>
        <text:list-item>
          <text:p text:style-name="P33"><text:span text:style-name="T34">Deployment and go-live (03/10):</text:span></text:p>
        </text:list-item>
      </text:list>
      <text:p text:style-name="Normal">9. Assumptions</text:p>
      <text:list text:style-name="LFO10" text:continue-numbering="true">
        <text:list-item>
          <text:p text:style-name="P35">Client wants to know about our skills.</text:p>
        </text:list-item>
      </text:list>
      <text:p text:style-name="Normal"/>
      <text:p text:style-name="Normal"/>
      <text:p text:style-name="Normal">10. Risks</text:p>
      <text:list text:style-name="LFO10" text:continue-numbering="true">
        <text:list-item>
          <text:p text:style-name="P36">There will be people leaving and new people joining the team</text:p>
        </text:list-item>
      </text:list>
      <text:p text:style-name="Normal"/>
      <text:list text:style-name="LFO2" text:continue-numbering="true">
        <text:list-item>
          <text:p text:style-name="P37">Data Security and Privacy Risks (Confidentiality Breaches, failure to adhere to financial industry regulations, Data leakage (API increases the risk of unauthorized data access)</text:p>
        </text:list-item>
      </text:list>
      <text:p text:style-name="P38">Mitigation:</text:p>
      <text:p text:style-name="P39">- Implement strong encryption for data in transit and at rest.</text:p>
      <text:p text:style-name="P40">- Establish user authentication and authorization protocols.</text:p>
      <text:p text:style-name="P41">- Regularly conduct security audits and intrusion testing.</text:p>
      <text:p text:style-name="Normal"/>
      <text:list text:style-name="LFO2" text:continue-numbering="true">
        <text:list-item>
          <text:p text:style-name="P42">Accuracy and reliability risks (inaccurate financial advice, outdated information)</text:p>
        </text:list-item>
      </text:list>
      <text:p text:style-name="P43">Mitigation:</text:p>
      <text:p text:style-name="P44">- Implement rigorous testing and validation processes for the chatbot's responses.</text:p>
      <text:soft-page-break/>
      <text:p text:style-name="P45">- Establish a system for regular updates of financial information and APIs.</text:p>
      <text:p text:style-name="P46">- Include clear disclaimers about the limitations of automated financial advice.</text:p>
      <text:p text:style-name="Normal"/>
      <text:list text:style-name="LFO2" text:continue-numbering="true">
        <text:list-item>
          <text:p text:style-name="P47">User Adoption and Training Risks (Users might misinterpret or misuse the chatbot's capabilities, leading to dissatisfaction)</text:p>
        </text:list-item>
      </text:list>
      <text:p text:style-name="P48">Mitigation:</text:p>
      <text:p text:style-name="P49">- Develop<text:s/>comprehensive, user-friendly training materials and documentation.</text:p>
      <text:p text:style-name="P50">- Implement a feedback mechanism to continuously improve the chatbot based on user experiences.</text:p>
      <text:p text:style-name="Normal"/>
      <text:list text:style-name="LFO2" text:continue-numbering="true">
        <text:list-item>
          <text:p text:style-name="P51">Technical and Operational Risks (Downtime, Scalability Issues… the chosen cloud service may not adequately handle increased user load)</text:p>
        </text:list-item>
      </text:list>
      <text:p text:style-name="P52">Mitigation:</text:p>
      <text:p text:style-name="P53">- Choose a cloud provider with robust scalability options and implement load balancing.</text:p>
      <text:p text:style-name="P54">- Establish a reliable backup and disaster recovery plan.</text:p>
      <text:p text:style-name="Normal"/>
      <text:list text:style-name="LFO2" text:continue-numbering="true">
        <text:list-item>
          <text:p text:style-name="P55">Regulatory Risks (Changing regulations/laws… requires frequent updates, cross-border compliance… If accessible internationally, the chatbot may need to comply with various regional financial regulations)</text:p>
        </text:list-item>
      </text:list>
      <text:p text:style-name="Normal"/>
      <text:p text:style-name="P56">Mitigation:</text:p>
      <text:p text:style-name="P57">- Establish a process for regular regulatory reviews and updates.</text:p>
      <text:p text:style-name="P58">- Implement geofencing or region-specific versions of the chatbot if necessary.</text:p>
      <text:p text:style-name="Normal"/>
      <text:p text:style-name="Normal"/>
      <text:p text:style-name="Normal">-Roles</text:p>
      <text:p text:style-name="Normal"><text:span text:style-name="T59">BA</text:span>- Tan, Sabah &amp; Miranda</text:p>
      <text:p text:style-name="Normal"><text:span text:style-name="T60">DevOps Engineer</text:span>- James</text:p>
      <text:p text:style-name="Normal"><text:span text:style-name="T61">Developer</text:span><text:span text:style-name="T62">s<text:s/></text:span>- Lewis, Kian, Chris, Ollie &amp; Jai</text:p>
      <text:p text:style-name="Normal"><text:span text:style-name="T63">Data Engineer</text:span>- Luis &amp; Yoonhee</text:p>
      <text:p text:style-name="Normal"><text:span text:style-name="T64">Software test engineer<text:s/></text:span>- Developers</text:p>
      <text:p text:style-name="Normal"><text:span text:style-name="T65">PMO/Project Support</text:span><text:span text:style-name="T66">-<text:s/></text:span>Miranda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style:font-name-complex="Times New Roman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style:font-name-complex="Times New Roman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randa Garcia perez</meta:initial-creator>
    <dc:creator>Miranda Garcia perez</dc:creator>
    <meta:creation-date>2024-09-25T09:40:00Z</meta:creation-date>
    <dc:date>2024-10-04T12:44:00Z</dc:date>
    <meta:template xlink:href="Normal" xlink:type="simple"/>
    <meta:editing-cycles>9</meta:editing-cycles>
    <meta:editing-duration>PT96000S</meta:editing-duration>
    <meta:document-statistic meta:page-count="4" meta:paragraph-count="7" meta:word-count="552" meta:character-count="3698" meta:row-count="26" meta:non-whitespace-character-count="3153"/>
  </office:meta>
</office:document-meta>
</file>